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0cc5" officeooo:paragraph-rsid="00170cc5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odt Files on GitHu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00:45:56.953000000</meta:creation-date>
    <dc:date>2023-04-13T00:46:34.065000000</dc:date>
    <meta:editing-duration>PT38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7.5.1.2$Windows_X86_64 LibreOffice_project/fcbaee479e84c6cd81291587d2ee68cba099e129</meta:generator>
  </office:meta>
</office:document-meta>
</file>